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625" calcext:value-type="float">
            <text:p>2250.62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833333" calcext:value-type="float">
            <text:p>3000.833333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2" calcext:value-type="float">
            <text:p>1800.2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" calcext:value-type="float">
            <text:p>3000.9</text:p>
          </table:table-cell>
          <table:table-cell office:value-type="float" office:value="2250.725" calcext:value-type="float">
            <text:p>2250.725</text:p>
          </table:table-cell>
          <table:table-cell office:value-type="float" office:value="1800.68" calcext:value-type="float">
            <text:p>1800.6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5" calcext:value-type="float">
            <text:p>4500.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7" calcext:value-type="float">
            <text:p>2250.7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325" calcext:value-type="float">
            <text:p>2250.32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4" calcext:value-type="float">
            <text:p>2250.4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" calcext:value-type="float">
            <text:p>3000.9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675" calcext:value-type="float">
            <text:p>2250.6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2" calcext:value-type="float">
            <text:p>1800.2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52" calcext:value-type="float">
            <text:p>1800.52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366667" calcext:value-type="float">
            <text:p>3000.3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/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7:49:37.800453973</meta:creation-date>
    <dc:date>2018-05-04T17:51:43.075287763</dc:date>
    <meta:editing-duration>PT2M5S</meta:editing-duration>
    <meta:editing-cycles>1</meta:editing-cycles>
    <meta:document-statistic meta:table-count="1" meta:cell-count="305" meta:object-count="0"/>
    <meta:generator>LibreOffice/6.0.3.2$Linux_X86_64 LibreOffice_project/00m0$Build-2</meta:generator>
  </office:meta>
</office:document-meta>
</file>